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A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9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9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9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48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24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48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c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c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Cr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Cr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DL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DL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F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F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F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F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F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F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3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3s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4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5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r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r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Gr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Gr6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pc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pc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pc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pc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p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9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p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p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p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p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p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pc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pc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p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p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p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p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pc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pc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Hs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Hs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3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4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m4g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nf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nf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nf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nf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nf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nf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nf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nf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nf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nf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nf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nf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nf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nf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nf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nf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Is4ge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0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5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48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48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24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7i-flex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ac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ac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ac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ac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ac2m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ac2m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Mac2m2p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Mac2m2pro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3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3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4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4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4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4de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P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P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4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a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b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5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6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48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24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48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32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-16x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R7iz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3a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4g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rn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rn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rn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rn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Trn1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Trn1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12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12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12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12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18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18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18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18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24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24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24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24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3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5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3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6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6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6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5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6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6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6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9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9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U9tb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U9tb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VT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VT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VT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VT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VT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VT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1e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g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d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4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8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X2iez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6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3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x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abstract type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lt;:</text:p>
          </table:table-cell>
          <table:table-cell office:value-type="string" calcext:value-type="string">
            <text:p>FEC2_z1d</text:p>
          </table:table-cell>
          <table:table-cell office:value-type="string" calcext:value-type="string">
            <text:p>end</text:p>
          </table:table-cell>
        </table:table-row>
      </table:table>
      <table:named-expressions/>
      <table:database-ranges>
        <table:database-range table:name="__Anonymous_Sheet_DB__0" table:target-range-address="Planilha1.B1:Planilha1.B79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0:19:24.237210002</meta:creation-date>
    <dc:date>2024-05-14T18:47:12.519646187</dc:date>
    <meta:editing-duration>PT1H3M48S</meta:editing-duration>
    <meta:editing-cycles>8</meta:editing-cycles>
    <meta:generator>LibreOffice/7.3.7.2$Linux_X86_64 LibreOffice_project/30$Build-2</meta:generator>
    <meta:document-statistic meta:table-count="1" meta:cell-count="5558" meta:object-count="0"/>
  </office:meta>
</office:document-meta>
</file>